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71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8984144" text:id="ct1789841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04561223524175816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46</dc:date><text:p text:style-name="P31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47</dc:date><text:p text:style-name="P31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47</dc:date><text:p text:style-name="P31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47</dc:date><text:p text:style-name="P31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47</dc:date><text:p text:style-name="P31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49</dc:date><text:p text:style-name="P31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19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19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19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20_092833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19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 בֵּיתוֹ יִתֵּן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 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יִמְצָא; <text:s text:c="3"/>וְחֶרְפָּתוֹ, לֹא תִמָּחֶ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3"/>וְלֹא-יַחְמוֹל, בְּיוֹם נָקָ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</table:table-cell>
        </table:table-row>
        <table:table-row table:style-name="表29.171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<text:soft-page-break/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7898414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><text:soft-page-break/></text:p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1410264739540631154" text:style-name="L2">
        <text:list-item>
          <text:p text:style-name="P29">time label ==&gt; paste</text:p>
        </text:list-item>
        <text:list-item>
          <text:p text:style-name="P29">“@@@” ==&gt; move to → at the bottom of the doc area</text:p>
        </text:list-item>
        <text:list-item>
          <text:p text:style-name="P29">DUP : template</text:p>
        </text:list-item>
        <text:list-item>
          <text:p text:style-name="P29">close</text:p>
          <text:list>
            <text:list-item>
              <text:p text:style-name="P29">web pages</text:p>
            </text:list-item>
            <text:list-item>
              <text:p text:style-name="P29">sheet file</text:p>
            </text:list-item>
            <text:list-item>
              <text:p text:style-name="P29">folders (if any)</text:p>
            </text:list-item>
            <text:list-item>
              <text:p text:style-name="P29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0T09:47:50.38</dc:date>
    <dc:creator>iwabuchi ken</dc:creator>
    <meta:editing-duration>P5DT21H48M9S</meta:editing-duration>
    <meta:editing-cycles>381</meta:editing-cycles>
    <meta:generator>OpenOffice/4.1.3$Win32 OpenOffice.org_project/413m1$Build-9783</meta:generator>
    <meta:document-statistic meta:table-count="9" meta:image-count="0" meta:object-count="0" meta:page-count="31" meta:paragraph-count="750" meta:word-count="4218" meta:character-count="20646"/>
  </office:meta>
</office:document-meta>
</file>